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84.25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9" style:family="table-cell" style:parent-style-name="Default">
      <style:table-cell-properties fo:background-color="#ff0000" fo:border="0.06pt solid #000000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8" table:default-cell-style-name="ce31"/>
        <table:table-column table:style-name="co9" table:default-cell-style-name="ce31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30" office:value-type="string" calcext:value-type="string">
            <text:p>Pre-cosmetic approval (BI)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30" office:value-type="string" calcext:value-type="string">
            <text:p>Cosmetic Approval (Y/N)</text:p>
          </table:table-cell>
          <table:table-cell table:style-name="ce30" office:value-type="string" calcext:value-type="string">
            <text:p>Approved for cluster production (M.S.)</text:p>
          </table:table-cell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18" office:value-type="string" calcext:value-type="string">
            <text:p>Ready to print</text:p>
          </table:table-cell>
          <table:table-cell table:style-name="ce30"/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usb ground clip</text:p>
          </table:table-cell>
          <table:table-cell table:style-name="ce28" office:value-type="string" calcext:value-type="string">
            <text:p>obsolete</text:p>
          </table:table-cell>
          <table:table-cell table:number-columns-repeated="3" table:style-name="ce20" office:value-type="string" calcext:value-type="string">
            <text:p>N/A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29" office:value-type="string" calcext:value-type="string">
            <text:p>Not Ready to print</text:p>
          </table:table-cell>
          <table:table-cell table:style-name="ce30"/>
          <table:table-cell table:style-name="ce20" office:value-type="string" calcext:value-type="string">
            <text:p>N(design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29" office:value-type="string" calcext:value-type="string">
            <text:p>Not Ready to print</text:p>
          </table:table-cell>
          <table:table-cell table:style-name="ce30"/>
          <table:table-cell table:style-name="ce20" office:value-type="string" calcext:value-type="string">
            <text:p>N(design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1.0.0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4.5.0.2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30"/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30"/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30"/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1.0.0.1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1.2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1.1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1.1.0.1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2.2.0.1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reprint (file change)</text:p>
          </table:table-cell>
          <table:table-cell table:style-name="ce3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3.0.1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Same as foxglove</text:p>
          </table:table-cell>
          <table:table-cell table:style-name="ce30" office:value-type="string" calcext:value-type="string">
            <text:p>Use existing Gcode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30" office:value-type="string" calcext:value-type="string">
            <text:p>Use existing Gcode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30" office:value-type="string" calcext:value-type="string">
            <text:p>Use existing Gcode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1.1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30"/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2.1.0.0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/>
          <table:table-cell table:style-name="ce18"/>
          <table:table-cell table:style-name="ce30"/>
          <table:table-cell table:style-name="ce20"/>
          <table:table-cell table:style-name="ce30" table:number-columns-repeated="2"/>
        </table:table-row>
        <table:table-row table:style-name="ro4" table:number-rows-repeated="1048539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/00/0000</text:date>, <text:time style:data-style-name="N2" text:time-value="08:08:18.6358030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8-24T08:14:39.377910548</dc:date>
    <meta:editing-duration>PT10H10M7S</meta:editing-duration>
    <meta:editing-cycles>58</meta:editing-cycles>
    <meta:generator>LibreOffice/5.0.4.2$Linux_X86_64 LibreOffice_project/2b9802c1994aa0b7dc6079e128979269cf95bc78</meta:generator>
    <meta:print-date>2016-08-12T14:13:04.331288689</meta:print-date>
    <meta:printed-by>aleph </meta:printed-by>
    <dc:creator>aleph </dc:creator>
    <meta:document-statistic meta:table-count="2" meta:cell-count="242" meta:object-count="0"/>
  </office:meta>
</office:document-meta>
</file>